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50shortHal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7" table:default-cell-style-name="Default"/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512" calcext:value-type="float">
            <text:p>512</text:p>
          </table:table-cell>
          <table:table-cell office:value-type="float" office:value="22.8035" calcext:value-type="float">
            <text:p>22.80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Wall count</text:p>
          </table:table-cell>
          <table:table-cell office:value-type="string" calcext:value-type="string">
            <text:p>Floor count</text:p>
          </table:table-cell>
          <table:table-cell office:value-type="string" calcext:value-type="string">
            <text:p>Linear distance</text:p>
          </table:table-cell>
          <table:table-cell office:value-type="string" calcext:value-type="string">
            <text:p>Path l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Wall density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AVERAGE([.A1:.A100])" office:value-type="float" office:value="953.3" calcext:value-type="float">
            <text:p>953.3</text:p>
          </table:table-cell>
          <table:table-cell table:formula="of:=AVERAGE([.B1:.B100])" office:value-type="float" office:value="400.56" calcext:value-type="float">
            <text:p>400.56</text:p>
          </table:table-cell>
          <table:table-cell table:formula="of:=AVERAGE([.C1:.C100])" office:value-type="float" office:value="14.6355995" calcext:value-type="float">
            <text:p>14.6355995</text:p>
          </table:table-cell>
          <table:table-cell table:formula="of:=AVERAGE([.D1:.D100])" office:value-type="float" office:value="34.61" calcext:value-type="float">
            <text:p>34.61</text:p>
          </table:table-cell>
          <table:table-cell table:formula="of:=[.G2]/PRODUCT([.E2];[.E2])" office:value-type="float" office:value="0.160224" calcext:value-type="float">
            <text:p>0.160224</text:p>
          </table:table-cell>
          <table:table-cell table:formula="of:=[.F2]/PRODUCT([.E2];[.E2])" office:value-type="float" office:value="0.38132" calcext:value-type="float">
            <text:p>0.3813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01" calcext:value-type="float">
            <text:p>3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19" calcext:value-type="float">
            <text:p>219</text:p>
          </table:table-cell>
          <table:table-cell office:value-type="float" office:value="13.0384" calcext:value-type="float">
            <text:p>13.0384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697" calcext:value-type="float">
            <text:p>697</text:p>
          </table:table-cell>
          <table:table-cell office:value-type="float" office:value="12.0416" calcext:value-type="float">
            <text:p>12.041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572" calcext:value-type="float">
            <text:p>572</text:p>
          </table:table-cell>
          <table:table-cell office:value-type="float" office:value="23.3452" calcext:value-type="float">
            <text:p>23.345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43" calcext:value-type="float">
            <text:p>343</text:p>
          </table:table-cell>
          <table:table-cell office:value-type="float" office:value="18.0278" calcext:value-type="float">
            <text:p>18.0278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548" calcext:value-type="float">
            <text:p>548</text:p>
          </table:table-cell>
          <table:table-cell office:value-type="float" office:value="18.9737" calcext:value-type="float">
            <text:p>18.9737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455" calcext:value-type="float">
            <text:p>45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512" calcext:value-type="float">
            <text:p>512</text:p>
          </table:table-cell>
          <table:table-cell office:value-type="float" office:value="8.06226" calcext:value-type="float">
            <text:p>8.06226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496" calcext:value-type="float">
            <text:p>496</text:p>
          </table:table-cell>
          <table:table-cell office:value-type="float" office:value="20.2237" calcext:value-type="float">
            <text:p>20.2237</text:p>
          </table:table-cell>
          <table:table-cell office:value-type="float" office:value="98" calcext:value-type="float">
            <text:p>98</text:p>
          </table:table-cell>
          <table:table-cell table:number-columns-repeated="7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11" calcext:value-type="float">
            <text:p>411</text:p>
          </table:table-cell>
          <table:table-cell office:value-type="float" office:value="23.6008" calcext:value-type="float">
            <text:p>23.6008</text:p>
          </table:table-cell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06" calcext:value-type="float">
            <text:p>20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646" calcext:value-type="float">
            <text:p>646</text:p>
          </table:table-cell>
          <table:table-cell office:value-type="float" office:value="23.4307" calcext:value-type="float">
            <text:p>23.4307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445" calcext:value-type="float">
            <text:p>445</text:p>
          </table:table-cell>
          <table:table-cell office:value-type="float" office:value="17.8885" calcext:value-type="float">
            <text:p>17.8885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15" calcext:value-type="float">
            <text:p>615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669" calcext:value-type="float">
            <text:p>669</text:p>
          </table:table-cell>
          <table:table-cell office:value-type="float" office:value="24.0832" calcext:value-type="float">
            <text:p>24.0832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478" calcext:value-type="float">
            <text:p>47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557" calcext:value-type="float">
            <text:p>55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490" calcext:value-type="float">
            <text:p>490</text:p>
          </table:table-cell>
          <table:table-cell office:value-type="float" office:value="18.7883" calcext:value-type="float">
            <text:p>18.7883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628" calcext:value-type="float">
            <text:p>628</text:p>
          </table:table-cell>
          <table:table-cell office:value-type="float" office:value="9.05539" calcext:value-type="float">
            <text:p>9.05539</text:p>
          </table:table-cell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535" calcext:value-type="float">
            <text:p>535</text:p>
          </table:table-cell>
          <table:table-cell office:value-type="float" office:value="17.8885" calcext:value-type="float">
            <text:p>17.8885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454" calcext:value-type="float">
            <text:p>454</text:p>
          </table:table-cell>
          <table:table-cell office:value-type="float" office:value="23.3452" calcext:value-type="float">
            <text:p>23.345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560" calcext:value-type="float">
            <text:p>560</text:p>
          </table:table-cell>
          <table:table-cell office:value-type="float" office:value="20.1246" calcext:value-type="float">
            <text:p>20.1246</text:p>
          </table:table-cell>
          <table:table-cell office:value-type="float" office:value="142" calcext:value-type="float">
            <text:p>142</text:p>
          </table:table-cell>
          <table:table-cell table:number-columns-repeated="7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586" calcext:value-type="float">
            <text:p>586</text:p>
          </table:table-cell>
          <table:table-cell office:value-type="float" office:value="25.4558" calcext:value-type="float">
            <text:p>25.4558</text:p>
          </table:table-cell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483" calcext:value-type="float">
            <text:p>483</text:p>
          </table:table-cell>
          <table:table-cell office:value-type="float" office:value="24.0416" calcext:value-type="float">
            <text:p>24.0416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80" calcext:value-type="float">
            <text:p>38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547" calcext:value-type="float">
            <text:p>547</text:p>
          </table:table-cell>
          <table:table-cell office:value-type="float" office:value="24.7588" calcext:value-type="float">
            <text:p>24.7588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21" calcext:value-type="float">
            <text:p>621</text:p>
          </table:table-cell>
          <table:table-cell office:value-type="float" office:value="22.0227" calcext:value-type="float">
            <text:p>22.022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557" calcext:value-type="float">
            <text:p>557</text:p>
          </table:table-cell>
          <table:table-cell office:value-type="float" office:value="8.24621" calcext:value-type="float">
            <text:p>8.24621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526" calcext:value-type="float">
            <text:p>526</text:p>
          </table:table-cell>
          <table:table-cell office:value-type="float" office:value="19.7231" calcext:value-type="float">
            <text:p>19.7231</text:p>
          </table:table-cell>
          <table:table-cell office:value-type="float" office:value="140" calcext:value-type="float">
            <text:p>140</text:p>
          </table:table-cell>
          <table:table-cell table:number-columns-repeated="7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593" calcext:value-type="float">
            <text:p>593</text:p>
          </table:table-cell>
          <table:table-cell office:value-type="float" office:value="19.3132" calcext:value-type="float">
            <text:p>19.3132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599" calcext:value-type="float">
            <text:p>599</text:p>
          </table:table-cell>
          <table:table-cell office:value-type="float" office:value="24.7588" calcext:value-type="float">
            <text:p>24.7588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484" calcext:value-type="float">
            <text:p>484</text:p>
          </table:table-cell>
          <table:table-cell office:value-type="float" office:value="18.7883" calcext:value-type="float">
            <text:p>18.788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582" calcext:value-type="float">
            <text:p>582</text:p>
          </table:table-cell>
          <table:table-cell office:value-type="float" office:value="24.0832" calcext:value-type="float">
            <text:p>24.0832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664" calcext:value-type="float">
            <text:p>664</text:p>
          </table:table-cell>
          <table:table-cell office:value-type="float" office:value="19.3132" calcext:value-type="float">
            <text:p>19.3132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402" calcext:value-type="float">
            <text:p>402</text:p>
          </table:table-cell>
          <table:table-cell office:value-type="float" office:value="17.2627" calcext:value-type="float">
            <text:p>17.2627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414" calcext:value-type="float">
            <text:p>414</text:p>
          </table:table-cell>
          <table:table-cell office:value-type="float" office:value="18.7883" calcext:value-type="float">
            <text:p>18.788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460" calcext:value-type="float">
            <text:p>4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472" calcext:value-type="float">
            <text:p>472</text:p>
          </table:table-cell>
          <table:table-cell office:value-type="float" office:value="19.6977" calcext:value-type="float">
            <text:p>19.6977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88" calcext:value-type="float">
            <text:p>488</text:p>
          </table:table-cell>
          <table:table-cell office:value-type="float" office:value="18.7883" calcext:value-type="float">
            <text:p>18.7883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46" calcext:value-type="float">
            <text:p>646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number-columns-repeated="7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576" calcext:value-type="float">
            <text:p>576</text:p>
          </table:table-cell>
          <table:table-cell office:value-type="float" office:value="23.3452" calcext:value-type="float">
            <text:p>23.345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39" calcext:value-type="float">
            <text:p>339</text:p>
          </table:table-cell>
          <table:table-cell office:value-type="float" office:value="12.0416" calcext:value-type="float">
            <text:p>12.041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81" calcext:value-type="float">
            <text:p>38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47" calcext:value-type="float">
            <text:p>347</text:p>
          </table:table-cell>
          <table:table-cell office:value-type="float" office:value="26.4008" calcext:value-type="float">
            <text:p>26.4008</text:p>
          </table:table-cell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611" calcext:value-type="float">
            <text:p>611</text:p>
          </table:table-cell>
          <table:table-cell office:value-type="float" office:value="24.7588" calcext:value-type="float">
            <text:p>24.758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456" calcext:value-type="float">
            <text:p>45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598" calcext:value-type="float">
            <text:p>598</text:p>
          </table:table-cell>
          <table:table-cell office:value-type="float" office:value="18.3576" calcext:value-type="float">
            <text:p>18.357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18" calcext:value-type="float">
            <text:p>418</text:p>
          </table:table-cell>
          <table:table-cell office:value-type="float" office:value="18.3576" calcext:value-type="float">
            <text:p>18.3576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10" calcext:value-type="float">
            <text:p>210</text:p>
          </table:table-cell>
          <table:table-cell office:value-type="float" office:value="9.05539" calcext:value-type="float">
            <text:p>9.05539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624" calcext:value-type="float">
            <text:p>624</text:p>
          </table:table-cell>
          <table:table-cell office:value-type="float" office:value="22.0227" calcext:value-type="float">
            <text:p>22.0227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495" calcext:value-type="float">
            <text:p>495</text:p>
          </table:table-cell>
          <table:table-cell office:value-type="float" office:value="22.8035" calcext:value-type="float">
            <text:p>22.8035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570" calcext:value-type="float">
            <text:p>570</text:p>
          </table:table-cell>
          <table:table-cell office:value-type="float" office:value="19.6469" calcext:value-type="float">
            <text:p>19.6469</text:p>
          </table:table-cell>
          <table:table-cell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563" calcext:value-type="float">
            <text:p>563</text:p>
          </table:table-cell>
          <table:table-cell office:value-type="float" office:value="23.4307" calcext:value-type="float">
            <text:p>23.4307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614" calcext:value-type="float">
            <text:p>6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528" calcext:value-type="float">
            <text:p>528</text:p>
          </table:table-cell>
          <table:table-cell office:value-type="float" office:value="23.3452" calcext:value-type="float">
            <text:p>23.3452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587" calcext:value-type="float">
            <text:p>587</text:p>
          </table:table-cell>
          <table:table-cell office:value-type="float" office:value="18.7883" calcext:value-type="float">
            <text:p>18.7883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563" calcext:value-type="float">
            <text:p>563</text:p>
          </table:table-cell>
          <table:table-cell office:value-type="float" office:value="22.0227" calcext:value-type="float">
            <text:p>22.0227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16" calcext:value-type="float">
            <text:p>41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621" calcext:value-type="float">
            <text:p>621</text:p>
          </table:table-cell>
          <table:table-cell office:value-type="float" office:value="19.6977" calcext:value-type="float">
            <text:p>19.6977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513" calcext:value-type="float">
            <text:p>513</text:p>
          </table:table-cell>
          <table:table-cell office:value-type="float" office:value="19.2354" calcext:value-type="float">
            <text:p>19.2354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526" calcext:value-type="float">
            <text:p>526</text:p>
          </table:table-cell>
          <table:table-cell office:value-type="float" office:value="18.0278" calcext:value-type="float">
            <text:p>18.0278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553" calcext:value-type="float">
            <text:p>553</text:p>
          </table:table-cell>
          <table:table-cell office:value-type="float" office:value="25.4558" calcext:value-type="float">
            <text:p>25.455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523" calcext:value-type="float">
            <text:p>523</text:p>
          </table:table-cell>
          <table:table-cell office:value-type="float" office:value="18.7883" calcext:value-type="float">
            <text:p>18.7883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93" calcext:value-type="float">
            <text:p>593</text:p>
          </table:table-cell>
          <table:table-cell office:value-type="float" office:value="25.4558" calcext:value-type="float">
            <text:p>25.4558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422" calcext:value-type="float">
            <text:p>422</text:p>
          </table:table-cell>
          <table:table-cell office:value-type="float" office:value="23.3452" calcext:value-type="float">
            <text:p>23.3452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623" calcext:value-type="float">
            <text:p>623</text:p>
          </table:table-cell>
          <table:table-cell office:value-type="float" office:value="24.7588" calcext:value-type="float">
            <text:p>24.7588</text:p>
          </table:table-cell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589" calcext:value-type="float">
            <text:p>589</text:p>
          </table:table-cell>
          <table:table-cell office:value-type="float" office:value="12.8062" calcext:value-type="float">
            <text:p>12.8062</text:p>
          </table:table-cell>
          <table:table-cell office:value-type="float" office:value="149" calcext:value-type="float">
            <text:p>149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471" calcext:value-type="float">
            <text:p>47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529" calcext:value-type="float">
            <text:p>529</text:p>
          </table:table-cell>
          <table:table-cell office:value-type="float" office:value="12.0416" calcext:value-type="float">
            <text:p>12.0416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543" calcext:value-type="float">
            <text:p>543</text:p>
          </table:table-cell>
          <table:table-cell office:value-type="float" office:value="19.2354" calcext:value-type="float">
            <text:p>19.2354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85" calcext:value-type="float">
            <text:p>385</text:p>
          </table:table-cell>
          <table:table-cell office:value-type="float" office:value="24.0416" calcext:value-type="float">
            <text:p>24.0416</text:p>
          </table:table-cell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576" calcext:value-type="float">
            <text:p>576</text:p>
          </table:table-cell>
          <table:table-cell office:value-type="float" office:value="26.1725" calcext:value-type="float">
            <text:p>26.1725</text:p>
          </table:table-cell>
          <table:table-cell office:value-type="float" office:value="84" calcext:value-type="float">
            <text:p>84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438" calcext:value-type="float">
            <text:p>438</text:p>
          </table:table-cell>
          <table:table-cell office:value-type="float" office:value="18.3576" calcext:value-type="float">
            <text:p>18.3576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1T12:10:32.015176549</dc:date>
    <meta:editing-duration>PT3M23S</meta:editing-duration>
    <meta:editing-cycles>1</meta:editing-cycles>
    <meta:document-statistic meta:table-count="1" meta:cell-count="414" meta:object-count="0"/>
    <meta:generator>LibreOffice/7.3.7.2$Linux_X86_64 LibreOffice_project/30$Build-2</meta:generator>
  </office:meta>
</office:document-meta>
</file>